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5cm" fo:min-width="1.7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1.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1.6cm"/>
    </style:style>
    <style:style style:name="gr6" style:family="graphic" style:parent-style-name="standard">
      <style:graphic-properties draw:textarea-horizontal-align="justify" draw:textarea-vertical-align="middle" draw:auto-grow-height="false" fo:min-height="0.65cm" fo:min-width="1.6cm"/>
    </style:style>
    <style:style style:name="gr7" style:family="graphic" style:parent-style-name="standard">
      <style:graphic-properties draw:textarea-horizontal-align="justify" draw:textarea-vertical-align="middle" draw:auto-grow-height="false" fo:min-height="0.85cm" fo:min-width="1.6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1.6cm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1.3cm"/>
    </style:style>
    <style:style style:name="gr11" style:family="graphic" style:parent-style-name="standard">
      <style:graphic-properties draw:textarea-horizontal-align="justify" draw:textarea-vertical-align="middle" draw:auto-grow-height="false" fo:min-height="0.85cm" fo:min-width="1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textarea-horizontal-align="justify" draw:textarea-vertical-align="middle" draw:auto-grow-height="false" fo:min-height="0.95cm" fo:min-width="1.4cm"/>
    </style:style>
    <style:style style:name="gr15" style:family="graphic" style:parent-style-name="standard">
      <style:graphic-properties draw:textarea-horizontal-align="justify" draw:textarea-vertical-align="middle" draw:auto-grow-height="false" fo:min-height="0.65cm" fo:min-width="1.4cm"/>
    </style:style>
    <style:style style:name="gr16" style:family="graphic" style:parent-style-name="standard">
      <style:graphic-properties draw:textarea-horizontal-align="justify" draw:textarea-vertical-align="middle" draw:auto-grow-height="false" fo:min-height="0.75cm" fo:min-width="1.4cm"/>
    </style:style>
    <style:style style:name="gr17" style:family="graphic" style:parent-style-name="standard">
      <style:graphic-properties draw:textarea-horizontal-align="justify" draw:textarea-vertical-align="middle" draw:auto-grow-height="false" fo:min-height="0.85cm" fo:min-width="1.4cm"/>
    </style:style>
    <style:style style:name="gr18" style:family="graphic" style:parent-style-name="standard">
      <style:graphic-properties draw:textarea-horizontal-align="justify" draw:textarea-vertical-align="middle" draw:auto-grow-height="false" fo:min-height="0.85cm" fo:min-width="1.2cm"/>
    </style:style>
    <style:style style:name="gr19" style:family="graphic" style:parent-style-name="standard">
      <style:graphic-properties draw:textarea-horizontal-align="justify" draw:textarea-vertical-align="middle" draw:auto-grow-height="false" fo:min-height="0.75cm" fo:min-width="1.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</style:style>
    <style:style style:name="gr21" style:family="graphic" style:parent-style-name="standard">
      <style:graphic-properties draw:textarea-horizontal-align="justify" draw:textarea-vertical-align="middle" draw:auto-grow-height="false" fo:min-height="0.65cm" fo:min-width="1.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2cm" svg:height="1.1cm" svg:x="5.8cm" svg:y="4.5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cm" svg:height="1.1cm" svg:x="5.8cm" svg:y="5.6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1.2cm" svg:x="5.8cm" svg:y="6.7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1.2cm" svg:x="5.8cm" svg:y="7.9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cm" svg:height="1.1cm" svg:x="5.8cm" svg:y="9.185cm">
          <text:p/>
          <draw:enhanced-geometry svg:viewBox="0 0 21600 21600" draw:type="rectangle" draw:enhanced-path="M 0 0 L 21600 0 21600 21600 0 21600 0 0 Z N"/>
        </draw:custom-shape>
        <draw:path draw:style-name="gr3" draw:text-style-name="P2" draw:layer="layout" svg:width="1.905cm" svg:height="2.044cm" draw:transform="rotate (0.418180888777841) translate (4.38471411671146cm 3.17485510698963cm)" svg:viewBox="0 0 1906 2045" svg:d="M0 15c518-84 980 200 1443 374 598 224 499 935 348 1388l-119 268">
          <text:p/>
        </draw:path>
        <draw:line draw:style-name="gr3" draw:text-style-name="P2" draw:layer="layout" svg:x1="6.4cm" svg:y1="4.085cm" svg:x2="6.7cm" svg:y2="4.385cm">
          <text:p/>
        </draw:line>
        <draw:line draw:style-name="gr3" draw:text-style-name="P2" draw:layer="layout" svg:x1="7cm" svg:y1="4.085cm" svg:x2="6.7cm" svg:y2="4.385cm">
          <text:p/>
        </draw:line>
        <draw:frame draw:style-name="gr4" draw:text-style-name="P3" draw:layer="layout" svg:width="2.8cm" svg:height="0.962cm" svg:x="2.891cm" svg:y="2.243cm">
          <draw:text-box>
            <text:p>push</text:p>
          </draw:text-box>
        </draw:frame>
        <draw:custom-shape draw:style-name="gr5" draw:text-style-name="P1" draw:layer="layout" svg:width="2.1cm" svg:height="1cm" svg:x="1.3cm" svg:y="4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cm" svg:height="0.9cm" svg:x="1.3cm" svg:y="5.7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1cm" svg:height="1.1cm" svg:x="1.3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1cm" svg:height="1.1cm" svg:x="1.3cm" svg:y="7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1cm" svg:height="1.1cm" svg:x="1.3cm" svg:y="8.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3.1cm" svg:height="1cm" svg:x="1.4cm" svg:y="10.3cm">
          <draw:text-box>
            <text:p>stack</text:p>
          </draw:text-box>
        </draw:frame>
        <draw:frame draw:style-name="gr4" draw:text-style-name="P3" draw:layer="layout" svg:width="1.7cm" svg:height="0.962cm" svg:x="6.1cm" svg:y="9.338cm">
          <draw:text-box>
            <text:p>100</text:p>
          </draw:text-box>
        </draw:frame>
        <draw:custom-shape draw:style-name="gr7" draw:text-style-name="P1" draw:layer="layout" svg:width="2.1cm" svg:height="1.1cm" svg:x="9.7cm" svg:y="4.5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cm" svg:height="1cm" svg:x="9.7cm" svg:y="5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1cm" svg:height="1.1cm" svg:x="9.7cm" svg:y="6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cm" svg:height="1cm" svg:x="9.7cm" svg:y="7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1cm" svg:height="1.2cm" svg:x="9.7cm" svg:y="8.8cm">
          <text:p/>
          <draw:enhanced-geometry svg:viewBox="0 0 21600 21600" draw:type="rectangle" draw:enhanced-path="M 0 0 L 21600 0 21600 21600 0 21600 0 0 Z N"/>
        </draw:custom-shape>
        <draw:path draw:style-name="gr3" draw:text-style-name="P2" draw:layer="layout" svg:width="1.469cm" svg:height="1.567cm" svg:x="9.065cm" svg:y="2.842cm" svg:viewBox="0 0 1470 1568" svg:d="M0 0c508 32 1158-139 1470 441v490 490 147">
          <text:p/>
        </draw:path>
        <draw:line draw:style-name="gr3" draw:text-style-name="P2" draw:layer="layout" svg:x1="10.1cm" svg:y1="4.1cm" svg:x2="10.5cm" svg:y2="4.4cm">
          <text:p/>
        </draw:line>
        <draw:line draw:style-name="gr3" draw:text-style-name="P2" draw:layer="layout" svg:x1="10.9cm" svg:y1="4.1cm" svg:x2="10.5cm" svg:y2="4.4cm">
          <text:p/>
        </draw:line>
        <draw:frame draw:style-name="gr4" draw:text-style-name="P3" draw:layer="layout" svg:width="2.8cm" svg:height="0.962cm" svg:x="7.6cm" svg:y="2cm">
          <draw:text-box>
            <text:p>push</text:p>
          </draw:text-box>
        </draw:frame>
        <draw:frame draw:style-name="gr4" draw:text-style-name="P3" draw:layer="layout" svg:width="1.7cm" svg:height="0.962cm" svg:x="10cm" svg:y="9.1cm">
          <draw:text-box draw:corner-radius="0.1cm">
            <text:p>100</text:p>
          </draw:text-box>
        </draw:frame>
        <draw:frame draw:style-name="gr4" draw:text-style-name="P3" draw:layer="layout" svg:width="0.9cm" svg:height="0.962cm" svg:x="10.2cm" svg:y="8cm">
          <draw:text-box>
            <text:p>+</text:p>
          </draw:text-box>
        </draw:frame>
        <draw:custom-shape draw:style-name="gr10" draw:text-style-name="P1" draw:layer="layout" svg:width="1.8cm" svg:height="1cm" svg:x="13.2cm" svg:y="4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8cm" svg:height="1cm" svg:x="13.2cm" svg:y="5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8cm" svg:height="1.1cm" svg:x="13.2cm" svg:y="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8cm" svg:height="1cm" svg:x="13.2cm" svg:y="7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8cm" svg:height="1.1cm" svg:x="13.2cm" svg:y="8.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6cm" svg:height="0.962cm" svg:x="13.3cm" svg:y="8.9cm">
          <draw:text-box>
            <text:p>100</text:p>
          </draw:text-box>
        </draw:frame>
        <draw:frame draw:style-name="gr4" draw:text-style-name="P3" draw:layer="layout" svg:width="1.1cm" svg:height="0.962cm" svg:x="13.4cm" svg:y="7.9cm">
          <draw:text-box>
            <text:p><text:s/>+</text:p>
          </draw:text-box>
        </draw:frame>
        <draw:frame draw:style-name="gr4" draw:text-style-name="P3" draw:layer="layout" svg:width="1.6cm" svg:height="0.962cm" svg:x="13.3cm" svg:y="6.8cm">
          <draw:text-box>
            <text:p>200</text:p>
          </draw:text-box>
        </draw:frame>
        <draw:path draw:style-name="gr3" draw:text-style-name="P2" draw:layer="layout" svg:width="1.888cm" svg:height="1.566cm" svg:x="12.495cm" svg:y="2.892cm" svg:viewBox="0 0 1889 1567" svg:d="M0 97c493 56 997-199 1470-49 685 218 301 965 391 1470v49">
          <text:p/>
        </draw:path>
        <draw:line draw:style-name="gr3" draw:text-style-name="P2" draw:layer="layout" svg:x1="14.1cm" svg:y1="4.1cm" svg:x2="14.4cm" svg:y2="4.5cm">
          <text:p/>
        </draw:line>
        <draw:line draw:style-name="gr3" draw:text-style-name="P2" draw:layer="layout" svg:x1="14.6cm" svg:y1="4.1cm" svg:x2="14.3cm" svg:y2="4.4cm">
          <text:p/>
        </draw:line>
        <draw:frame draw:style-name="gr4" draw:text-style-name="P3" draw:layer="layout" svg:width="2.5cm" svg:height="0.962cm" svg:x="11.5cm" svg:y="2cm">
          <draw:text-box>
            <text:p>push</text:p>
          </draw:text-box>
        </draw:frame>
        <draw:custom-shape draw:style-name="gr11" draw:text-style-name="P1" draw:layer="layout" svg:width="1.8cm" svg:height="1.1cm" svg:x="16.4cm" svg:y="4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8cm" svg:height="1cm" svg:x="16.4cm" svg:y="5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8cm" svg:height="1.1cm" svg:x="16.4cm" svg:y="6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8cm" svg:height="1.1cm" svg:x="16.4cm" svg:y="7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8cm" svg:height="1.1cm" svg:x="16.4cm" svg:y="8.8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8cm" svg:height="0.962cm" svg:x="16.4cm" svg:y="8.9cm">
          <draw:text-box>
            <text:p>100</text:p>
          </draw:text-box>
        </draw:frame>
        <draw:frame draw:style-name="gr12" draw:text-style-name="P3" draw:layer="layout" svg:width="1.7cm" svg:height="0.962cm" svg:x="16.4cm" svg:y="7.8cm">
          <draw:text-box>
            <text:p><text:s text:c="2"/>+</text:p>
          </draw:text-box>
        </draw:frame>
        <draw:path draw:style-name="gr3" draw:text-style-name="P2" draw:layer="layout" svg:width="1.882cm" svg:height="1.085cm" draw:transform="rotate (1.5707963267949) translate (16.9262909213578cm 4.325cm)" svg:viewBox="0 0 1883 1086" svg:d="M0 68c564 65 1115-123 1679-51l204 560-51 509h-102">
          <text:p/>
        </draw:path>
        <draw:line draw:style-name="gr3" draw:text-style-name="P2" draw:layer="layout" svg:x1="17.8cm" svg:y1="2.2cm" svg:x2="18.1cm" svg:y2="2.6cm">
          <text:p/>
        </draw:line>
        <draw:line draw:style-name="gr3" draw:text-style-name="P2" draw:layer="layout" svg:x1="17.8cm" svg:y1="2.8cm" svg:x2="18.1cm" svg:y2="2.6cm">
          <text:p/>
        </draw:line>
        <draw:frame draw:style-name="gr13" draw:text-style-name="P3" draw:layer="layout" svg:width="3.1cm" svg:height="1.673cm" svg:x="15.4cm" svg:y="1.5cm">
          <draw:text-box>
            <text:p>Pop 200 </text:p>
          </draw:text-box>
        </draw:frame>
        <draw:custom-shape draw:style-name="gr14" draw:text-style-name="P1" draw:layer="layout" svg:width="1.9cm" svg:height="1.2cm" svg:x="1.6cm" svg:y="13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9cm" svg:height="0.9cm" svg:x="1.6cm" svg:y="14.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9cm" svg:height="1cm" svg:x="1.6cm" svg:y="15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9cm" svg:height="1.1cm" svg:x="1.6cm" svg:y="16.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9cm" svg:height="1cm" svg:x="1.6cm" svg:y="17.2cm">
          <text:p/>
          <draw:enhanced-geometry svg:viewBox="0 0 21600 21600" draw:type="rectangle" draw:enhanced-path="M 0 0 L 21600 0 21600 21600 0 21600 0 0 Z N"/>
        </draw:custom-shape>
        <draw:path draw:style-name="gr3" draw:text-style-name="P2" draw:layer="layout" svg:width="1.445cm" svg:height="0.858cm" draw:transform="rotate (1.5707963267949) translate (2.49930555264856cm 13.026cm)" svg:viewBox="0 0 1446 859" svg:d="M0 45c464 201 1617-501 1425 559l-203 255">
          <text:p/>
        </draw:path>
        <draw:line draw:style-name="gr3" draw:text-style-name="P2" draw:layer="layout" svg:x1="3.2cm" svg:y1="11.5cm" svg:x2="3.4cm" svg:y2="12cm">
          <text:p/>
        </draw:line>
        <draw:line draw:style-name="gr3" draw:text-style-name="P2" draw:layer="layout" svg:x1="2.9cm" svg:y1="11.9cm" svg:x2="3.4cm" svg:y2="12cm">
          <text:p/>
        </draw:line>
        <draw:frame draw:style-name="gr12" draw:text-style-name="P3" draw:layer="layout" svg:width="2.3cm" svg:height="0.962cm" svg:x="2.7cm" svg:y="12.2cm">
          <draw:text-box>
            <text:p>Pop +</text:p>
          </draw:text-box>
        </draw:frame>
        <draw:frame draw:style-name="gr12" draw:text-style-name="P3" draw:layer="layout" svg:width="1.6cm" svg:height="0.962cm" svg:x="1.7cm" svg:y="17.4cm">
          <draw:text-box>
            <text:p>100</text:p>
          </draw:text-box>
        </draw:frame>
        <draw:custom-shape draw:style-name="gr18" draw:text-style-name="P1" draw:layer="layout" svg:width="1.7cm" svg:height="1.1cm" svg:x="5.3cm" svg:y="13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7cm" svg:height="1cm" svg:x="5.3cm" svg:y="14.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7cm" svg:height="1cm" svg:x="5.3cm" svg:y="15.3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7cm" svg:height="1cm" svg:x="5.3cm" svg:y="16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7cm" svg:height="1cm" svg:x="5.3cm" svg:y="17.4cm">
          <text:p/>
          <draw:enhanced-geometry svg:viewBox="0 0 21600 21600" draw:type="rectangle" draw:enhanced-path="M 0 0 L 21600 0 21600 21600 0 21600 0 0 Z N"/>
        </draw:custom-shape>
        <draw:path draw:style-name="gr3" draw:text-style-name="P2" draw:layer="layout" svg:width="0.958cm" svg:height="1.078cm" draw:transform="rotate (1.5707963267949) translate (5.68827720354601cm 12.873cm)" svg:viewBox="0 0 959 1079" svg:d="M0 61c606-286 1111 503 916 1018">
          <text:p/>
        </draw:path>
        <draw:line draw:style-name="gr3" draw:text-style-name="P2" draw:layer="layout" svg:x1="6.6cm" svg:y1="11.7cm" svg:x2="6.9cm" svg:y2="12.1cm">
          <text:p/>
        </draw:line>
        <draw:line draw:style-name="gr3" draw:text-style-name="P2" draw:layer="layout" svg:x1="6.6cm" svg:y1="12.2cm" svg:x2="6.8cm" svg:y2="12cm">
          <text:p/>
        </draw:line>
        <draw:frame draw:style-name="gr20" draw:text-style-name="P3" draw:layer="layout" svg:width="2.9cm" svg:height="1.873cm" svg:x="5.7cm" svg:y="12.1cm">
          <draw:text-box>
            <text:p>Pop 100</text:p>
          </draw:text-box>
        </draw:frame>
        <draw:frame draw:style-name="gr12" draw:text-style-name="P3" draw:layer="layout" svg:width="7.7cm" svg:height="0.962cm" svg:x="9.3cm" svg:y="11.438cm">
          <draw:text-box>
            <text:p>200 + 100 = 300</text:p>
          </draw:text-box>
        </draw:frame>
        <draw:custom-shape draw:style-name="gr16" draw:text-style-name="P1" draw:layer="layout" svg:width="1.9cm" svg:height="1cm" svg:x="9.8cm" svg:y="13.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9cm" svg:height="1cm" svg:x="9.8cm" svg:y="14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9cm" svg:height="0.9cm" svg:x="9.8cm" svg:y="15.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9cm" svg:height="1cm" svg:x="9.8cm" svg:y="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9cm" svg:height="1cm" svg:x="9.8cm" svg:y="17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9cm" svg:height="0.962cm" svg:x="9.8cm" svg:y="17.1cm">
          <draw:text-box>
            <text:p><text:s/>300</text:p>
          </draw:text-box>
        </draw:frame>
        <draw:custom-shape draw:style-name="gr10" draw:text-style-name="P1" draw:layer="layout" svg:width="1.8cm" svg:height="1cm" svg:x="15cm" svg:y="14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8cm" svg:height="0.9cm" svg:x="15cm" svg:y="15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8cm" svg:height="1cm" svg:x="15cm" svg:y="1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8cm" svg:height="1cm" svg:x="15cm" svg:y="17.6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8cm" svg:height="1cm" svg:x="15cm" svg:y="18.6cm">
          <text:p/>
          <draw:enhanced-geometry svg:viewBox="0 0 21600 21600" draw:type="rectangle" draw:enhanced-path="M 0 0 L 21600 0 21600 21600 0 21600 0 0 Z N"/>
        </draw:custom-shape>
        <draw:path draw:style-name="gr3" draw:text-style-name="P2" draw:layer="layout" svg:width="1.526cm" svg:height="-0.001cm" draw:transform="rotate (-1.5707963267949) translate (15.633cm 12.817cm)" svg:viewBox="0 0 1527 0" svg:d="M0 0h560 509 458">
          <text:p/>
        </draw:path>
        <draw:line draw:style-name="gr3" draw:text-style-name="P2" draw:layer="layout" svg:x1="15.3cm" svg:y1="13.9cm" svg:x2="15.7cm" svg:y2="14.3cm">
          <text:p/>
        </draw:line>
        <draw:line draw:style-name="gr3" draw:text-style-name="P2" draw:layer="layout" svg:x1="15.9cm" svg:y1="14cm" svg:x2="15.6cm" svg:y2="14.3cm">
          <text:p/>
        </draw:line>
        <draw:frame draw:style-name="gr13" draw:text-style-name="P3" draw:layer="layout" svg:width="3.4cm" svg:height="1.673cm" svg:x="14.2cm" svg:y="12.027cm">
          <draw:text-box>
            <text:p>Push 222</text:p>
          </draw:text-box>
        </draw:frame>
        <draw:custom-shape draw:style-name="gr5" draw:text-style-name="P1" draw:layer="layout" svg:width="2.1cm" svg:height="1cm" svg:x="17.6cm" svg:y="14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cm" svg:height="0.9cm" svg:x="17.6cm" svg:y="15.6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1cm" svg:height="1.1cm" svg:x="17.6cm" svg:y="1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1cm" svg:height="1.1cm" svg:x="17.6cm" svg:y="17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1cm" svg:height="1.1cm" svg:x="17.6cm" svg:y="18.7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9cm" svg:height="0.962cm" svg:x="17.7cm" svg:y="18.9cm">
          <draw:text-box>
            <text:p><text:s/>222</text:p>
          </draw:text-box>
        </draw:frame>
        <draw:line draw:style-name="gr3" draw:text-style-name="P2" draw:layer="layout" svg:x1="18.1cm" svg:y1="13.5cm" svg:x2="18.1cm" svg:y2="14.3cm">
          <text:p/>
        </draw:line>
        <draw:line draw:style-name="gr3" draw:text-style-name="P2" draw:layer="layout" svg:x1="17.7cm" svg:y1="14cm" svg:x2="18.2cm" svg:y2="14.4cm">
          <text:p/>
        </draw:line>
        <draw:line draw:style-name="gr3" draw:text-style-name="P2" draw:layer="layout" svg:x1="18.4cm" svg:y1="14.1cm" svg:x2="18cm" svg:y2="14.3cm">
          <text:p/>
        </draw:line>
        <draw:frame draw:style-name="gr22" draw:text-style-name="P3" draw:layer="layout" svg:width="3.2cm" svg:height="0.962cm" svg:x="17.2cm" svg:y="12.7cm">
          <draw:text-box>
            <text:p>Push +</text:p>
          </draw:text-box>
        </draw:frame>
        <draw:frame draw:style-name="gr12" draw:text-style-name="P3" draw:layer="layout" svg:width="1.9cm" svg:height="0.962cm" svg:x="17.7cm" svg:y="17.9cm">
          <draw:text-box>
            <text:p><text:s text:c="2"/>+</text:p>
          </draw:text-box>
        </draw:frame>
        <draw:custom-shape draw:style-name="gr5" draw:text-style-name="P1" draw:layer="layout" svg:width="2.1cm" svg:height="1cm" svg:x="1.5cm" svg:y="22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cm" svg:height="0.9cm" svg:x="1.5cm" svg:y="23.9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1cm" svg:height="1.1cm" svg:x="1.5cm" svg:y="24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1cm" svg:height="1.1cm" svg:x="1.5cm" svg:y="25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1cm" svg:height="1.1cm" svg:x="1.5cm" svg:y="27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.9cm" svg:y1="21.6cm" svg:x2="1.9cm" svg:y2="22.4cm">
          <text:p/>
        </draw:line>
        <draw:line draw:style-name="gr3" draw:text-style-name="P2" draw:layer="layout" svg:x1="1.7cm" svg:y1="22.1cm" svg:x2="1.9cm" svg:y2="22.4cm">
          <text:p/>
        </draw:line>
        <draw:line draw:style-name="gr3" draw:text-style-name="P2" draw:layer="layout" svg:x1="2.1cm" svg:y1="22.1cm" svg:x2="1.9cm" svg:y2="22.3cm">
          <text:p/>
        </draw:line>
        <draw:frame draw:style-name="gr12" draw:text-style-name="P3" draw:layer="layout" svg:width="3.8cm" svg:height="0.962cm" svg:x="0.9cm" svg:y="20.5cm">
          <draw:text-box>
            <text:p>Push 121</text:p>
          </draw:text-box>
        </draw:frame>
        <draw:frame draw:style-name="gr12" draw:text-style-name="P3" draw:layer="layout" svg:width="1.9cm" svg:height="0.962cm" svg:x="1.6cm" svg:y="27.2cm">
          <draw:text-box>
            <text:p>222</text:p>
          </draw:text-box>
        </draw:frame>
        <draw:frame draw:style-name="gr12" draw:text-style-name="P3" draw:layer="layout" svg:width="1.9cm" svg:height="0.962cm" svg:x="1.6cm" svg:y="26.1cm">
          <draw:text-box>
            <text:p><text:s text:c="2"/>+</text:p>
          </draw:text-box>
        </draw:frame>
        <draw:frame draw:style-name="gr12" draw:text-style-name="P3" draw:layer="layout" svg:width="1.7cm" svg:height="0.962cm" svg:x="1.7cm" svg:y="25cm">
          <draw:text-box>
            <text:p>121</text:p>
          </draw:text-box>
        </draw:frame>
        <draw:custom-shape draw:style-name="gr5" draw:text-style-name="P1" draw:layer="layout" svg:width="2.1cm" svg:height="1cm" svg:x="4.8cm" svg:y="22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cm" svg:height="0.9cm" svg:x="4.8cm" svg:y="23.8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1cm" svg:height="1.1cm" svg:x="4.8cm" svg:y="24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1cm" svg:height="1.1cm" svg:x="4.8cm" svg:y="25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1cm" svg:height="1.1cm" svg:x="4.8cm" svg:y="27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7cm" svg:y1="21.7cm" svg:x2="5.7cm" svg:y2="22.5cm">
          <text:p/>
        </draw:line>
        <draw:line draw:style-name="gr3" draw:text-style-name="P2" draw:layer="layout" svg:x1="5.7cm" svg:y1="22.4cm" svg:x2="6cm" svg:y2="22.2cm">
          <text:p/>
        </draw:line>
        <draw:frame draw:style-name="gr12" draw:text-style-name="P3" draw:layer="layout" svg:width="2.5cm" svg:height="0.962cm" svg:x="4.7cm" svg:y="20.538cm">
          <draw:text-box>
            <text:p>Push -</text:p>
          </draw:text-box>
        </draw:frame>
        <draw:frame draw:style-name="gr12" draw:text-style-name="P3" draw:layer="layout" svg:width="2cm" svg:height="0.962cm" svg:x="4.8cm" svg:y="27.2cm">
          <draw:text-box>
            <text:p><text:s/>222</text:p>
          </draw:text-box>
        </draw:frame>
        <draw:frame draw:style-name="gr12" draw:text-style-name="P3" draw:layer="layout" svg:width="1.9cm" svg:height="0.962cm" svg:x="4.8cm" svg:y="26.2cm">
          <draw:text-box>
            <text:p><text:s text:c="3"/>+</text:p>
          </draw:text-box>
        </draw:frame>
        <draw:frame draw:style-name="gr12" draw:text-style-name="P3" draw:layer="layout" svg:width="1.7cm" svg:height="0.962cm" svg:x="5cm" svg:y="24.8cm">
          <draw:text-box>
            <text:p>121</text:p>
          </draw:text-box>
        </draw:frame>
        <draw:frame draw:style-name="gr12" draw:text-style-name="P3" draw:layer="layout" svg:width="1.9cm" svg:height="0.962cm" svg:x="4.9cm" svg:y="24.1cm">
          <draw:text-box>
            <text:p><text:s text:c="3"/>-</text:p>
          </draw:text-box>
        </draw:frame>
        <draw:custom-shape draw:style-name="gr5" draw:text-style-name="P1" draw:layer="layout" svg:width="2.1cm" svg:height="1cm" svg:x="8.3cm" svg:y="22.9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cm" svg:height="0.9cm" svg:x="8.3cm" svg:y="23.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1cm" svg:height="1.1cm" svg:x="8.3cm" svg:y="24.8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1cm" svg:height="1.1cm" svg:x="8.3cm" svg:y="25.9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1cm" svg:height="1.1cm" svg:x="8.3cm" svg:y="27.038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8cm" svg:y1="21.7cm" svg:x2="8.8cm" svg:y2="22.6cm">
          <text:p/>
        </draw:line>
        <draw:line draw:style-name="gr3" draw:text-style-name="P2" draw:layer="layout" svg:x1="8.5cm" svg:y1="22.438cm" svg:x2="8.9cm" svg:y2="22.738cm">
          <text:p/>
        </draw:line>
        <draw:line draw:style-name="gr3" draw:text-style-name="P2" draw:layer="layout" svg:x1="9.1cm" svg:y1="22.438cm" svg:x2="8.6cm" svg:y2="22.738cm">
          <text:p/>
        </draw:line>
        <draw:frame draw:style-name="gr12" draw:text-style-name="P3" draw:layer="layout" svg:width="4.3cm" svg:height="0.962cm" svg:x="7.8cm" svg:y="20.838cm">
          <draw:text-box>
            <text:p>Push 50</text:p>
          </draw:text-box>
        </draw:frame>
        <draw:frame draw:style-name="gr12" draw:text-style-name="P3" draw:layer="layout" svg:width="2cm" svg:height="0.962cm" svg:x="8.3cm" svg:y="27.238cm">
          <draw:text-box>
            <text:p><text:s/>222</text:p>
          </draw:text-box>
        </draw:frame>
        <draw:frame draw:style-name="gr12" draw:text-style-name="P3" draw:layer="layout" svg:width="1.8cm" svg:height="0.962cm" svg:x="8.4cm" svg:y="26.238cm">
          <draw:text-box>
            <text:p><text:s text:c="2"/>+</text:p>
          </draw:text-box>
        </draw:frame>
        <draw:frame draw:style-name="gr12" draw:text-style-name="P3" draw:layer="layout" svg:width="1.8cm" svg:height="0.962cm" svg:x="8.4cm" svg:y="25.038cm">
          <draw:text-box>
            <text:p><text:s/>121</text:p>
          </draw:text-box>
        </draw:frame>
        <draw:frame draw:style-name="gr12" draw:text-style-name="P3" draw:layer="layout" svg:width="1.5cm" svg:height="0.962cm" svg:x="8.6cm" svg:y="24.138cm">
          <draw:text-box>
            <text:p><text:s text:c="2"/>-</text:p>
          </draw:text-box>
        </draw:frame>
        <draw:frame draw:style-name="gr12" draw:text-style-name="P3" draw:layer="layout" svg:width="1.8cm" svg:height="0.962cm" svg:x="8.4cm" svg:y="23.238cm">
          <draw:text-box>
            <text:p><text:s/>50</text:p>
          </draw:text-box>
        </draw:frame>
        <draw:line draw:style-name="gr3" draw:text-style-name="P2" draw:layer="layout" svg:x1="5.3cm" svg:y1="22.3cm" svg:x2="5.6cm" svg:y2="22.4cm">
          <text:p/>
        </draw:line>
        <draw:frame draw:style-name="gr12" draw:text-style-name="P3" draw:layer="layout" svg:width="7.1cm" svg:height="2.384cm" svg:x="11.3cm" svg:y="20.016cm">
          <draw:text-box>
            <text:p>After popping all elements</text:p>
            <text:p>50 – 121 + 222 = 151</text:p>
          </draw:text-box>
        </draw:frame>
        <draw:custom-shape draw:style-name="gr5" draw:text-style-name="P1" draw:layer="layout" svg:width="2.1cm" svg:height="1cm" svg:x="14.4cm" svg:y="22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cm" svg:height="0.9cm" svg:x="14.4cm" svg:y="23.9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1cm" svg:height="1.1cm" svg:x="14.4cm" svg:y="24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1cm" svg:height="1.1cm" svg:x="14.4cm" svg:y="25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1cm" svg:height="1.1cm" svg:x="14.4cm" svg:y="27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7cm" svg:height="0.962cm" svg:x="14.6cm" svg:y="27.1cm">
          <draw:text-box>
            <text:p>151</text:p>
          </draw:text-box>
        </draw:frame>
        <presentation:notes draw:style-name="dp2">
          <draw:page-thumbnail draw:style-name="gr2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5:24:07.714597050</meta:creation-date>
    <dc:date>2016-11-02T21:24:14.988561686</dc:date>
    <meta:editing-duration>PT34M7S</meta:editing-duration>
    <meta:editing-cycles>4</meta:editing-cycles>
    <meta:generator>LibreOffice/5.1.2.2$Linux_X86_64 LibreOffice_project/10m0$Build-2</meta:generator>
    <meta:document-statistic meta:object-count="160"/>
  </office:meta>
</office:document-meta>
</file>